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d721e" officeooo:paragraph-rsid="000d721e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Contents_20_1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f3c0"/>
    </style:style>
    <style:style style:name="T3" style:family="text">
      <style:text-properties officeooo:rsid="000d7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532067192544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532066975344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532067225424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532067226016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53206722660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32067227232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532067227888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5320672285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32067229248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532067229872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53206723049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32067231200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53206723190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32067232608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53206723331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532067234016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532067234720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53206723596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32067236672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53206723737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53206723811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3206723884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53206723958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53206724032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3206724105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53206724179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 table:style-name="TableLine94532067205824"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 table:style-name="TableLine94532067253552">
          <table:table-cell table:style-name="Table1.A2" office:value-type="string">
            <text:p text:style-name="P2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532067254320"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 table:style-name="TableLine94532067254816"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 table:style-name="TableLine94532067255408"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 table:style-name="TableLine94532067255952"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4">Blalblabla.<text:span text:style-name="T3">Blablabli</text:span></text:p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2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as_od == line.as_os&quot;&gt;">&lt;when test="line.as_od == line.as_os"&gt;</text:text-input></text:p>
      <text:p text:style-name="P9">ODG : <text:text-input text:description="&lt;line.as_od&gt;">a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TO : OD: <text:text-input text:description="&lt;line.iop_od&gt;">&lt;line.iop_od&gt;</text:text-input><text:s text:c="2"/>|  OG:<text:text-input text:description="&lt;line.iop_os&gt;">&lt;line.iop_os&gt;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ps_od == line.ps_os&quot;&gt;">&lt;when test="line.ps_od == line.ps_os"&gt;</text:text-input></text:p>
      <text:p text:style-name="P9">ODG : <text:text-input text:description="&lt;line.ps_od&gt;">p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532066390368">
          <table:table-cell table:style-name="Table3.A1" table:number-columns-spanned="3" office:value-type="string">
            <text:p text:style-name="P8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532067469664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532067472016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532067473392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532067478896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532067484240">
          <table:table-cell table:style-name="Table3.A1" office:value-type="string">
            <text:p text:style-name="P6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532067486544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0-26T01:13:34.864431622</dc:date>
    <meta:editing-duration>P1DT1H47M54S</meta:editing-duration>
    <meta:editing-cycles>192</meta:editing-cycles>
    <meta:document-statistic meta:table-count="3" meta:image-count="0" meta:object-count="0" meta:page-count="3" meta:paragraph-count="122" meta:word-count="812" meta:character-count="4090" meta:non-whitespace-character-count="3818"/>
  </office:meta>
</office:document-meta>
</file>